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62cm" table:align="margins"/>
    </style:style>
    <style:style style:name="Tableau1.A" style:family="table-column">
      <style:table-column-properties style:column-width="5.653cm" style:rel-column-width="21845*"/>
    </style:style>
    <style:style style:name="Tableau1.1" style:family="table-row">
      <style:table-row-properties style:min-row-height="2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background-color="#cccccc"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background-color="#c0c0c0" fo:padding="0.097cm" fo:border-left="0.05pt solid #000000" fo:border-right="0.05pt solid #000000" fo:border-top="none" fo:border-bottom="0.05pt solid #000000">
        <style:background-image/>
      </style:table-cell-properties>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B4"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C4" style:family="table-cell">
      <style:table-cell-properties fo:background-color="transparent" fo:padding="0.097cm" fo:border="0.05pt solid #000000">
        <style:background-image/>
      </style:table-cell-properties>
    </style:style>
    <style:style style:name="Tableau1.B5" style:family="table-cell">
      <style:table-cell-properties fo:background-color="transparent" fo:padding="0.097cm" fo:border-left="0.05pt solid #000000" fo:border-right="none" fo:border-top="none" fo:border-bottom="0.05pt solid #000000">
        <style:background-image/>
      </style:table-cell-properties>
    </style:style>
    <style:style style:name="P1" style:family="paragraph" style:parent-style-name="Footer">
      <style:paragraph-properties fo:text-align="center" style:justify-single-word="false">
        <style:tab-stops>
          <style:tab-stop style:position="13.944cm"/>
          <style:tab-stop style:position="16.999cm" style:type="right"/>
        </style:tab-stops>
      </style:paragraph-properties>
      <style:text-properties fo:font-size="8pt" style:font-size-asian="8pt" style:font-size-complex="8pt"/>
    </style:style>
    <style:style style:name="P2"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officeooo:paragraph-rsid="002c51b3"/>
    </style:style>
    <style:style style:name="P3"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2c543e" officeooo:paragraph-rsid="0030d439" style:font-name-asian="Calibri-Bold" style:font-size-asian="11pt" style:font-style-asian="normal" style:font-weight-asian="normal" style:font-name-complex="Calibri-Bold" style:font-size-complex="11pt" style:font-style-complex="normal" style:font-weight-complex="normal"/>
    </style:style>
    <style:style style:name="P4"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381191" officeooo:paragraph-rsid="00339fcb" style:font-name-asian="Calibri-Bold" style:font-size-asian="11pt" style:font-style-asian="normal" style:font-weight-asian="normal" style:font-name-complex="Calibri-Bold" style:font-size-complex="11pt" style:font-style-complex="normal" style:font-weight-complex="normal"/>
    </style:style>
    <style:style style:name="P5"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3171b3" officeooo:paragraph-rsid="00339fcb" style:font-name-asian="Calibri-Bold" style:font-size-asian="11pt" style:font-style-asian="normal" style:font-weight-asian="normal" style:font-name-complex="Calibri-Bold" style:font-size-complex="11pt" style:font-style-complex="normal" style:font-weight-complex="normal"/>
    </style:style>
    <style:style style:name="P6"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30d439" officeooo:paragraph-rsid="0030d439" style:font-name-asian="Calibri-Bold" style:font-size-asian="11pt" style:font-style-asian="normal" style:font-weight-asian="normal" style:font-name-complex="Calibri-Bold" style:font-size-complex="11pt" style:font-style-complex="normal" style:font-weight-complex="normal"/>
    </style:style>
    <style:style style:name="P7"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327734" officeooo:paragraph-rsid="00327734" style:font-name-asian="Calibri-Bold" style:font-size-asian="11pt" style:font-style-asian="normal" style:font-weight-asian="normal" style:font-name-complex="Calibri-Bold" style:font-size-complex="11pt" style:font-style-complex="normal" style:font-weight-complex="normal"/>
    </style:style>
    <style:style style:name="P8"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339fcb" officeooo:paragraph-rsid="00339fcb" style:font-name-asian="Calibri-Bold" style:font-size-asian="11pt" style:font-style-asian="normal" style:font-weight-asian="normal" style:font-name-complex="Calibri-Bold" style:font-size-complex="11pt" style:font-style-complex="normal" style:font-weight-complex="normal"/>
    </style:style>
    <style:style style:name="P9"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solid" style:text-underline-width="auto" style:text-underline-color="font-color" fo:font-weight="normal" officeooo:rsid="003171b3" officeooo:paragraph-rsid="00339fcb" style:font-name-asian="Calibri-Bold" style:font-size-asian="11pt" style:font-style-asian="normal" style:font-weight-asian="normal" style:font-name-complex="Calibri-Bold" style:font-size-complex="11pt" style:font-style-complex="normal" style:font-weight-complex="normal"/>
    </style:style>
    <style:style style:name="P10"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officeooo:rsid="00268621" officeooo:paragraph-rsid="00307b4e"/>
    </style:style>
    <style:style style:name="P11"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officeooo:rsid="0030d439" officeooo:paragraph-rsid="0030d439"/>
    </style:style>
    <style:style style:name="P12" style:family="paragraph" style:parent-style-name="Table_20_Contents">
      <style:paragraph-properties fo:margin-top="0cm" fo:margin-bottom="0cm" style:contextual-spacing="false" fo:text-align="justify" style:justify-single-word="false" fo:background-color="transparent" style:text-autospace="none">
        <style:background-image/>
      </style:paragraph-properties>
      <style:text-properties style:font-name="Calibri" fo:font-size="11pt" officeooo:paragraph-rsid="002367eb" style:font-size-asian="11pt" style:font-size-complex="11pt"/>
    </style:style>
    <style:style style:name="P13" style:family="paragraph" style:parent-style-name="Table_20_Contents">
      <style:paragraph-properties fo:margin-top="0cm" fo:margin-bottom="0cm" style:contextual-spacing="false" fo:text-align="justify" style:justify-single-word="false" fo:background-color="#c0c0c0" style:text-autospace="none">
        <style:background-image/>
      </style:paragraph-properties>
      <style:text-properties style:font-name="Calibri" fo:font-size="11pt" officeooo:paragraph-rsid="002367eb" style:font-size-asian="11pt" style:font-size-complex="11pt"/>
    </style:style>
    <style:style style:name="P14" style:family="paragraph" style:parent-style-name="Table_20_Contents">
      <style:paragraph-properties fo:text-align="justify" style:justify-single-word="false"/>
      <style:text-properties style:font-name="Calibri" fo:font-size="11pt" style:font-size-asian="11pt" style:font-size-complex="11pt"/>
    </style:style>
    <style:style style:name="P15" style:family="paragraph" style:parent-style-name="Table_20_Contents">
      <style:paragraph-properties fo:text-align="justify" style:justify-single-word="false"/>
      <style:text-properties style:font-name="Calibri" fo:font-size="11pt" fo:font-weight="bold" style:font-size-asian="11pt" style:font-weight-asian="bold" style:font-size-complex="11pt" style:font-weight-complex="bold"/>
    </style:style>
    <style:style style:name="P16" style:family="paragraph" style:parent-style-name="Table_20_Contents">
      <style:paragraph-properties fo:text-align="justify" style:justify-single-word="false"/>
      <style:text-properties style:font-name="Calibri" fo:font-size="10pt" fo:font-weight="bold" style:font-size-asian="10pt" style:font-weight-asian="bold" style:font-size-complex="10pt" style:font-weight-complex="bold"/>
    </style:style>
    <style:style style:name="P17" style:family="paragraph" style:parent-style-name="Table_20_Contents">
      <style:paragraph-properties fo:text-align="justify" style:justify-single-word="false" fo:background-color="transparent">
        <style:background-image/>
      </style:paragraph-properties>
      <style:text-properties style:font-name="Calibri" fo:font-size="11pt" style:font-size-asian="11pt" style:font-size-complex="11pt"/>
    </style:style>
    <style:style style:name="P18" style:family="paragraph" style:parent-style-name="Table_20_Contents">
      <style:paragraph-properties fo:text-align="start" style:justify-single-word="false" fo:background-color="transparent">
        <style:background-image/>
      </style:paragraph-properties>
      <style:text-properties style:font-name="Calibri" fo:font-size="11pt" fo:font-weight="bold" style:font-size-asian="11pt" style:font-weight-asian="bold" style:font-size-complex="11pt" style:font-weight-complex="bold"/>
    </style:style>
    <style:style style:name="P19" style:family="paragraph" style:parent-style-name="Standard">
      <style:paragraph-properties fo:margin-left="0cm" fo:margin-right="0cm" fo:text-align="justify" style:justify-single-word="false" fo:text-indent="0cm" style:auto-text-indent="false">
        <style:tab-stops>
          <style:tab-stop style:position="1.826cm"/>
        </style:tab-stops>
      </style:paragraph-properties>
      <style:text-properties fo:color="#000000" style:font-name="Calibri" fo:font-size="11pt" style:font-size-asian="11pt" style:font-size-complex="11pt"/>
    </style:style>
    <style:style style:name="P20" style:family="paragraph" style:parent-style-name="Standard">
      <style:paragraph-properties fo:margin-left="0cm" fo:margin-right="0cm" fo:text-align="justify" style:justify-single-word="false" fo:text-indent="0cm" style:auto-text-indent="false">
        <style:tab-stops>
          <style:tab-stop style:position="1.826cm"/>
        </style:tab-stops>
      </style:paragraph-properties>
      <style:text-properties fo:color="#000000" style:font-name="Calibri" fo:font-size="11pt" officeooo:paragraph-rsid="0020002a" style:font-size-asian="11pt" style:font-size-complex="11pt"/>
    </style:style>
    <style:style style:name="P21" style:family="paragraph" style:parent-style-name="Standard">
      <style:paragraph-properties fo:margin-left="0cm" fo:margin-right="0cm" fo:text-align="justify" style:justify-single-word="false" fo:text-indent="0cm" style:auto-text-indent="false"/>
      <style:text-properties fo:color="#000000" style:font-name="Calibri" fo:font-size="11pt" fo:font-weight="normal" style:font-size-asian="11pt" style:font-weight-asian="normal" style:font-size-complex="11pt" style:font-weight-complex="normal"/>
    </style:style>
    <style:style style:name="P22" style:family="paragraph" style:parent-style-name="Standard">
      <style:paragraph-properties fo:text-align="center" style:justify-single-word="false" fo:padding="0.049cm" fo:border="0.06pt solid #000000" style:shadow="none"/>
      <style:text-properties officeooo:paragraph-rsid="0020002a"/>
    </style:style>
    <style:style style:name="P23" style:family="paragraph" style:parent-style-name="Standard">
      <style:paragraph-properties fo:text-align="justify" style:justify-single-word="false"/>
      <style:text-properties fo:color="#000000" style:font-name="Calibri" fo:font-size="11pt" fo:font-weight="bold" style:font-size-asian="11pt" style:font-weight-asian="bold" style:font-size-complex="11pt" style:font-weight-complex="bold"/>
    </style:style>
    <style:style style:name="P24" style:family="paragraph" style:parent-style-name="Text_20_body">
      <style:text-properties fo:color="#000000" style:font-name="Calibri" fo:font-size="11pt" fo:font-style="normal" style:text-underline-style="none" fo:font-weight="normal" officeooo:rsid="002f5688" officeooo:paragraph-rsid="00339fcb" style:font-name-asian="Calibri-Bold" style:font-size-asian="11pt" style:font-style-asian="normal" style:font-weight-asian="normal" style:font-name-complex="Calibri-Bold" style:font-size-complex="11pt" style:font-style-complex="normal" style:font-weight-complex="normal"/>
    </style:style>
    <style:style style:name="P25" style:family="paragraph" style:parent-style-name="Table_20_Contents">
      <style:paragraph-properties fo:text-align="justify" style:justify-single-word="false" fo:background-color="#c0c0c0">
        <style:background-image/>
      </style:paragraph-properties>
      <style:text-properties style:font-name="Calibri" fo:font-size="11pt" style:font-size-asian="11pt" style:font-size-complex="11pt"/>
    </style:style>
    <style:style style:name="P26" style:family="paragraph" style:parent-style-name="Heading_20_1">
      <style:text-properties officeooo:rsid="00307b4e" officeooo:paragraph-rsid="00307b4e"/>
    </style:style>
    <style:style style:name="P27" style:family="paragraph" style:parent-style-name="Heading_20_1">
      <style:text-properties officeooo:rsid="0030d439" officeooo:paragraph-rsid="0030d439"/>
    </style:style>
    <style:style style:name="P28" style:family="paragraph" style:parent-style-name="Heading_20_1">
      <style:text-properties officeooo:rsid="00327734" officeooo:paragraph-rsid="00327734"/>
    </style:style>
    <style:style style:name="P29" style:family="paragraph" style:parent-style-name="Heading_20_1">
      <style:text-properties officeooo:rsid="00339fcb" officeooo:paragraph-rsid="00339fcb"/>
    </style:style>
    <style:style style:name="P30" style:family="paragraph" style:parent-style-name="Heading_20_1">
      <style:text-properties officeooo:rsid="0033a80f" officeooo:paragraph-rsid="0033a80f"/>
    </style:style>
    <style:style style:name="P31" style:family="paragraph" style:parent-style-name="Heading" style:master-page-name="Standard">
      <style:paragraph-properties fo:text-align="center" style:justify-single-word="false" style:page-number="auto" fo:padding="0.049cm" fo:border="0.06pt solid #000000" style:shadow="none"/>
      <style:text-properties fo:font-size="20pt" officeooo:paragraph-rsid="0020002a" style:font-size-asian="20pt" style:font-size-complex="20pt"/>
    </style:style>
    <style:style style:name="P32" style:family="paragraph" style:parent-style-name="Standard" style:list-style-name="L1">
      <style:paragraph-properties fo:margin-top="0cm" fo:margin-bottom="0cm" style:contextual-spacing="false" fo:text-align="justify" style:justify-single-word="false">
        <style:tab-stops>
          <style:tab-stop style:position="1.826cm"/>
        </style:tab-stops>
      </style:paragraph-properties>
      <style:text-properties fo:color="#000000" style:font-name="Calibri" fo:font-size="11pt" officeooo:rsid="00307b4e" officeooo:paragraph-rsid="00307b4e" style:font-size-asian="11pt" style:font-size-complex="11pt"/>
    </style:style>
    <style:style style:name="P33" style:family="paragraph" style:parent-style-name="Standard" style:list-style-name="L1">
      <style:paragraph-properties fo:margin-top="0cm" fo:margin-bottom="0cm" style:contextual-spacing="false" fo:text-align="justify" style:justify-single-word="false">
        <style:tab-stops>
          <style:tab-stop style:position="1.826cm"/>
        </style:tab-stops>
      </style:paragraph-properties>
      <style:text-properties fo:color="#000000" style:font-name="Calibri" fo:font-size="11pt" officeooo:paragraph-rsid="00307b4e" style:font-size-asian="11pt" style:font-size-complex="11pt"/>
    </style:style>
    <style:style style:name="P34" style:family="paragraph" style:parent-style-name="Standard" style:list-style-name="L2">
      <style:paragraph-properties fo:margin-top="0cm" fo:margin-bottom="0cm" style:contextual-spacing="false" fo:text-align="start" style:justify-single-word="false" style:text-autospace="none"/>
      <style:text-properties fo:color="#000000" style:font-name="Calibri" fo:font-size="11pt" fo:font-style="normal" style:text-underline-style="none" fo:font-weight="normal" officeooo:rsid="00307b4e" officeooo:paragraph-rsid="00307b4e" style:font-name-asian="TTE1C28908t00" style:font-size-asian="11pt" style:font-style-asian="normal" style:font-weight-asian="normal" style:font-name-complex="TTE1C28908t00" style:font-size-complex="11pt" style:font-style-complex="normal" style:font-weight-complex="normal"/>
    </style:style>
    <style:style style:name="P35" style:family="paragraph" style:parent-style-name="Standard" style:list-style-name="L2">
      <style:paragraph-properties fo:margin-top="0cm" fo:margin-bottom="0cm" style:contextual-spacing="false" fo:text-align="start" style:justify-single-word="false" style:text-autospace="none"/>
      <style:text-properties fo:color="#000000" style:font-name="Calibri" fo:font-size="11pt" fo:font-style="normal" style:text-underline-style="none" fo:font-weight="normal" officeooo:rsid="0024cef0" officeooo:paragraph-rsid="00307b4e" style:font-name-asian="TTE1C28908t00" style:font-size-asian="11pt" style:font-style-asian="normal" style:font-weight-asian="normal" style:font-name-complex="TTE1C28908t00" style:font-size-complex="11pt" style:font-style-complex="normal" style:font-weight-complex="normal"/>
    </style:style>
    <style:style style:name="P36" style:family="paragraph" style:parent-style-name="Standard" style:list-style-name="L2">
      <style:paragraph-properties fo:margin-top="0cm" fo:margin-bottom="0cm" style:contextual-spacing="false" fo:text-align="start" style:justify-single-word="false" style:text-autospace="none"/>
      <style:text-properties fo:color="#000000" style:font-name="Calibri" fo:font-size="11pt" fo:font-style="normal" style:text-underline-style="none" fo:font-weight="normal" style:font-name-asian="TTE1C28908t00" style:font-size-asian="11pt" style:font-style-asian="normal" style:font-weight-asian="normal" style:font-name-complex="TTE1C28908t00" style:font-size-complex="11pt" style:font-style-complex="normal" style:font-weight-complex="normal"/>
    </style:style>
    <style:style style:name="P37" style:family="paragraph" style:parent-style-name="Standard" style:list-style-name="L3">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381191" officeooo:paragraph-rsid="00339fcb" style:font-name-asian="Calibri-Bold" style:font-size-asian="11pt" style:font-style-asian="normal" style:font-weight-asian="normal" style:font-name-complex="Calibri-Bold" style:font-size-complex="11pt" style:font-style-complex="normal" style:font-weight-complex="normal"/>
    </style:style>
    <style:style style:name="P38" style:family="paragraph" style:parent-style-name="Standard" style:list-style-name="L4">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3171b3" officeooo:paragraph-rsid="00339fcb" style:font-name-asian="Calibri-Bold" style:font-size-asian="11pt" style:font-style-asian="normal" style:font-weight-asian="normal" style:font-name-complex="Calibri-Bold" style:font-size-complex="11pt" style:font-style-complex="normal" style:font-weight-complex="normal"/>
    </style:style>
    <style:style style:name="P39"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3171b3" officeooo:paragraph-rsid="00339fcb" style:font-name-asian="Calibri-Bold" style:font-size-asian="11pt" style:font-style-asian="normal" style:font-weight-asian="normal" style:font-name-complex="Calibri-Bold" style:font-size-complex="11pt" style:font-style-complex="normal" style:font-weight-complex="normal"/>
    </style:style>
    <style:style style:name="P40" style:family="paragraph" style:parent-style-name="Standard" style:list-style-name="L4">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268818" officeooo:paragraph-rsid="00339fcb" style:font-name-asian="Calibri-Bold" style:font-size-asian="11pt" style:font-style-asian="normal" style:font-weight-asian="normal" style:font-name-complex="Calibri-Bold" style:font-size-complex="11pt" style:font-style-complex="normal" style:font-weight-complex="normal"/>
    </style:style>
    <style:style style:name="P41"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339fcb" officeooo:paragraph-rsid="00339fcb" style:font-name-asian="Calibri-Bold" style:font-size-asian="11pt" style:font-style-asian="normal" style:font-weight-asian="normal" style:font-name-complex="Calibri-Bold" style:font-size-complex="11pt" style:font-style-complex="normal" style:font-weight-complex="normal"/>
    </style:style>
    <style:style style:name="P42"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339fcb" officeooo:paragraph-rsid="00394feb" style:font-name-asian="Calibri-Bold" style:font-size-asian="11pt" style:font-style-asian="normal" style:font-weight-asian="normal" style:font-name-complex="Calibri-Bold" style:font-size-complex="11pt" style:font-style-complex="normal" style:font-weight-complex="normal"/>
    </style:style>
    <style:style style:name="P43" style:family="paragraph" style:parent-style-name="Standard" style:list-style-name="L5">
      <style:paragraph-properties fo:margin-top="0cm" fo:margin-bottom="0cm" style:contextual-spacing="false" fo:text-align="justify" style:justify-single-word="false" style:text-autospace="none">
        <style:tab-stops/>
      </style:paragraph-properties>
      <style:text-properties fo:font-size="11pt" fo:font-style="italic" fo:font-weight="bold" officeooo:rsid="0033a80f" officeooo:paragraph-rsid="0033a80f" style:font-size-asian="11pt" style:font-style-asian="italic" style:font-weight-asian="bold" style:font-size-complex="11pt" style:font-style-complex="italic" style:font-weight-complex="bold"/>
    </style:style>
    <style:style style:name="P44" style:family="paragraph" style:parent-style-name="Standard" style:list-style-name="L5">
      <style:paragraph-properties fo:margin-left="1.251cm" fo:margin-right="0cm" fo:text-indent="-0.635cm" style:auto-text-indent="false"/>
      <style:text-properties officeooo:rsid="0033a80f" officeooo:paragraph-rsid="0033a80f"/>
    </style:style>
    <style:style style:name="P45" style:family="paragraph" style:parent-style-name="Standard">
      <style:paragraph-properties fo:margin-left="-0.026cm" fo:margin-right="0cm" fo:margin-top="0cm" fo:margin-bottom="0cm" style:contextual-spacing="false" fo:text-align="justify" style:justify-single-word="false" fo:text-indent="0cm" style:auto-text-indent="false">
        <style:tab-stops>
          <style:tab-stop style:position="2.461cm"/>
        </style:tab-stops>
      </style:paragraph-properties>
      <style:text-properties fo:color="#000000" style:font-name="Calibri" fo:font-size="8pt" fo:font-style="normal" style:text-underline-style="none" fo:font-weight="normal" officeooo:rsid="00381191" officeooo:paragraph-rsid="00394feb" style:font-name-asian="Calibri-Bold" style:font-size-asian="8pt" style:font-style-asian="normal" style:font-weight-asian="normal" style:font-name-complex="Calibri-Bold" style:font-size-complex="8pt" style:font-style-complex="normal" style:font-weight-complex="normal"/>
    </style:style>
    <style:style style:name="P46" style:family="paragraph" style:parent-style-name="Standard">
      <style:paragraph-properties fo:margin-left="-0.026cm" fo:margin-right="0cm" fo:margin-top="0cm" fo:margin-bottom="0cm" style:contextual-spacing="false" fo:text-align="justify" style:justify-single-word="false" fo:text-indent="0cm" style:auto-text-indent="false">
        <style:tab-stops>
          <style:tab-stop style:position="2.461cm"/>
        </style:tab-stops>
      </style:paragraph-properties>
      <style:text-properties fo:color="#000000" style:font-name="Calibri" fo:font-size="8pt" fo:font-style="normal" style:text-underline-style="none" fo:font-weight="normal" officeooo:rsid="00398168" officeooo:paragraph-rsid="00394feb" style:font-name-asian="Calibri-Bold" style:font-size-asian="8pt" style:font-style-asian="normal" style:font-weight-asian="normal" style:font-name-complex="Calibri-Bold" style:font-size-complex="8pt" style:font-style-complex="normal" style:font-weight-complex="normal"/>
    </style:style>
    <style:style style:name="P47" style:family="paragraph" style:parent-style-name="Standard">
      <style:paragraph-properties fo:margin-left="-0.026cm" fo:margin-right="0cm" fo:margin-top="0cm" fo:margin-bottom="0cm" style:contextual-spacing="false" fo:text-align="justify" style:justify-single-word="false" fo:text-indent="0cm" style:auto-text-indent="false">
        <style:tab-stops>
          <style:tab-stop style:position="2.461cm"/>
        </style:tab-stops>
      </style:paragraph-properties>
      <style:text-properties fo:color="#000000" style:font-name="Calibri" fo:font-size="8pt" fo:font-style="normal" style:text-underline-style="solid" style:text-underline-width="auto" style:text-underline-color="font-color" fo:font-weight="bold" officeooo:rsid="00381191" officeooo:paragraph-rsid="00394feb" style:font-name-asian="Calibri-Bold" style:font-size-asian="8pt" style:font-style-asian="normal" style:font-weight-asian="bold" style:font-name-complex="Calibri-Bold" style:font-size-complex="8pt" style:font-style-complex="normal" style:font-weight-complex="bold"/>
    </style:style>
    <style:style style:name="P48" style:family="paragraph" style:parent-style-name="Standard">
      <style:paragraph-properties fo:margin-left="-0.026cm" fo:margin-right="0.609cm" fo:margin-top="0cm" fo:margin-bottom="0cm" style:contextual-spacing="false" fo:text-align="justify" style:justify-single-word="false" fo:text-indent="0cm" style:auto-text-indent="false">
        <style:tab-stops>
          <style:tab-stop style:position="2.461cm"/>
        </style:tab-stops>
      </style:paragraph-properties>
      <style:text-properties fo:color="#000000" style:font-name="Calibri" fo:font-size="8pt" fo:font-style="normal" style:text-underline-style="none" fo:font-weight="normal" officeooo:rsid="00381191" officeooo:paragraph-rsid="00394feb" style:font-name-asian="Calibri-Bold" style:font-size-asian="8pt" style:font-style-asian="normal" style:font-weight-asian="normal" style:font-name-complex="Calibri-Bold" style:font-size-complex="8pt" style:font-style-complex="normal" style:font-weight-complex="normal"/>
    </style:style>
    <style:style style:name="P49" style:family="paragraph" style:parent-style-name="Standard">
      <style:paragraph-properties fo:margin-left="-0.026cm" fo:margin-right="0.609cm" fo:margin-top="0cm" fo:margin-bottom="0cm" style:contextual-spacing="false" fo:text-align="start" style:justify-single-word="false" fo:text-indent="0cm" style:auto-text-indent="false">
        <style:tab-stops>
          <style:tab-stop style:position="2.461cm"/>
        </style:tab-stops>
      </style:paragraph-properties>
      <style:text-properties fo:color="#000000" style:font-name="Calibri" fo:font-size="8pt" fo:font-style="normal" style:text-underline-style="none" fo:font-weight="normal" officeooo:rsid="00381191" officeooo:paragraph-rsid="00394feb" style:font-name-asian="Calibri-Bold" style:font-size-asian="8pt" style:font-style-asian="normal" style:font-weight-asian="normal" style:font-name-complex="Calibri-Bold" style:font-size-complex="8pt" style:font-style-complex="normal" style:font-weight-complex="normal"/>
    </style:style>
    <style:style style:name="P50" style:family="paragraph" style:parent-style-name="Standard">
      <style:paragraph-properties fo:margin-left="-0.026cm" fo:margin-right="0.609cm" fo:margin-top="0cm" fo:margin-bottom="0cm" style:contextual-spacing="false" fo:text-align="start" style:justify-single-word="false" fo:text-indent="0cm" style:auto-text-indent="false">
        <style:tab-stops>
          <style:tab-stop style:position="2.461cm"/>
        </style:tab-stops>
      </style:paragraph-properties>
      <style:text-properties fo:color="#000000" style:font-name="Calibri" fo:font-size="8pt" fo:font-style="normal" style:text-underline-style="none" fo:font-weight="normal" officeooo:rsid="00398168" officeooo:paragraph-rsid="00394feb" style:font-name-asian="Calibri-Bold" style:font-size-asian="8pt" style:font-style-asian="normal" style:font-weight-asian="normal" style:font-name-complex="Calibri-Bold" style:font-size-complex="8pt" style:font-style-complex="normal" style:font-weight-complex="normal"/>
    </style:style>
    <style:style style:name="P51" style:family="paragraph" style:parent-style-name="Standard">
      <style:paragraph-properties fo:margin-left="-0.026cm" fo:margin-right="0.609cm" fo:margin-top="0cm" fo:margin-bottom="0cm" style:contextual-spacing="false" fo:text-align="justify" style:justify-single-word="false" fo:text-indent="0cm" style:auto-text-indent="false">
        <style:tab-stops>
          <style:tab-stop style:position="2.461cm"/>
        </style:tab-stops>
      </style:paragraph-properties>
      <style:text-properties fo:color="#000000" style:font-name="Calibri" fo:font-size="8pt" fo:font-style="normal" style:text-underline-style="none" fo:font-weight="normal" officeooo:rsid="00398168" officeooo:paragraph-rsid="00394feb" style:font-name-asian="Calibri-Bold" style:font-size-asian="8pt" style:font-style-asian="normal" style:font-weight-asian="normal" style:font-name-complex="Calibri-Bold" style:font-size-complex="8pt" style:font-style-complex="normal" style:font-weight-complex="normal"/>
    </style:style>
    <style:style style:name="P52" style:family="paragraph" style:parent-style-name="Standard">
      <style:paragraph-properties fo:margin-left="-0.026cm" fo:margin-right="0.609cm" fo:margin-top="0cm" fo:margin-bottom="0cm" style:contextual-spacing="false" fo:text-align="justify" style:justify-single-word="false" fo:text-indent="0cm" style:auto-text-indent="false">
        <style:tab-stops>
          <style:tab-stop style:position="2.461cm"/>
        </style:tab-stops>
      </style:paragraph-properties>
      <style:text-properties fo:color="#000000" style:font-name="Calibri" fo:font-size="8pt" fo:font-style="normal" style:text-underline-style="none" fo:font-weight="normal" officeooo:rsid="0038bb70" officeooo:paragraph-rsid="00394feb" style:font-name-asian="Calibri-Bold" style:font-size-asian="8pt" style:font-style-asian="normal" style:font-weight-asian="normal" style:font-name-complex="Calibri-Bold" style:font-size-complex="8pt" style:font-style-complex="normal" style:font-weight-complex="normal"/>
    </style:style>
    <style:style style:name="P53" style:family="paragraph" style:parent-style-name="Table_20_Contents">
      <style:paragraph-properties fo:text-align="start" style:justify-single-word="false" fo:background-color="transparent">
        <style:background-image/>
      </style:paragraph-properties>
      <style:text-properties style:font-name="Calibri" fo:font-size="10pt" fo:font-weight="bold" style:font-size-asian="10pt" style:font-weight-asian="bold" style:font-size-complex="10pt" style:font-weight-complex="bold"/>
    </style:style>
    <style:style style:name="P54" style:family="paragraph" style:parent-style-name="Table_20_Contents">
      <style:paragraph-properties fo:text-align="justify" style:justify-single-word="false" fo:background-color="transparent">
        <style:background-image/>
      </style:paragraph-properties>
      <style:text-properties style:font-name="Calibri" fo:font-size="11pt" style:font-size-asian="11pt" style:font-size-complex="11pt"/>
    </style:style>
    <style:style style:name="P55" style:family="paragraph" style:parent-style-name="Table_20_Contents">
      <style:paragraph-properties fo:text-align="justify" style:justify-single-word="false"/>
      <style:text-properties style:font-name="Calibri" fo:font-size="11pt" style:font-size-asian="11pt" style:font-size-complex="11pt"/>
    </style:style>
    <style:style style:name="T1" style:family="text">
      <style:text-properties officeooo:rsid="00339fcb"/>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38bb70" style:font-weight-asian="bold" style:font-weight-complex="bold"/>
    </style:style>
    <style:style style:name="T4" style:family="text">
      <style:text-properties style:text-underline-style="solid" style:text-underline-width="auto" style:text-underline-color="font-color" fo:font-weight="bold" officeooo:rsid="003aefa8" style:font-weight-asian="bold" style:font-weight-complex="bold"/>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style:text-underline-style="none" officeooo:rsid="00307b4e"/>
    </style:style>
    <style:style style:name="T8" style:family="text">
      <style:text-properties style:text-underline-style="none" officeooo:rsid="00398168"/>
    </style:style>
    <style:style style:name="T9" style:family="text">
      <style:text-properties style:text-position="super 58%" fo:font-size="10pt" style:font-size-asian="10pt" style:font-size-complex="10pt"/>
    </style:style>
    <style:style style:name="T10" style:family="text">
      <style:text-properties style:text-position="super 58%" officeooo:rsid="00381191"/>
    </style:style>
    <style:style style:name="T11" style:family="text">
      <style:text-properties fo:font-size="10pt" style:font-size-asian="10pt" style:font-size-complex="10pt"/>
    </style:style>
    <style:style style:name="T12" style:family="text">
      <style:text-properties fo:font-weight="bold" style:font-weight-asian="bold" style:font-weight-complex="bold"/>
    </style:style>
    <style:style style:name="T13" style:family="text">
      <style:text-properties fo:font-weight="bold" officeooo:rsid="00307b4e" style:font-weight-asian="bold" style:font-weight-complex="bold"/>
    </style:style>
    <style:style style:name="T14" style:family="text">
      <style:text-properties officeooo:rsid="001f2022"/>
    </style:style>
    <style:style style:name="T15" style:family="text">
      <style:text-properties officeooo:rsid="0024cef0"/>
    </style:style>
    <style:style style:name="T16" style:family="text">
      <style:text-properties fo:color="#000000" style:font-name="Calibri" fo:font-size="11pt" fo:font-style="normal" style:text-underline-style="none" fo:font-weight="normal" officeooo:rsid="003603c7" style:font-name-asian="Calibri-Bold" style:font-size-asian="11pt" style:font-style-asian="normal" style:font-weight-asian="normal" style:font-name-complex="Calibri-Bold" style:font-size-complex="11pt" style:font-style-complex="normal" style:font-weight-complex="normal"/>
    </style:style>
    <style:style style:name="T17" style:family="text">
      <style:text-properties fo:color="#000000" style:font-name="Calibri" fo:font-size="11pt" fo:font-style="normal" style:text-underline-style="none" fo:font-weight="normal" officeooo:rsid="0033a80f" style:font-name-asian="Calibri-Bold" style:font-size-asian="11pt" style:font-style-asian="normal" style:font-weight-asian="normal" style:font-name-complex="Calibri-Bold" style:font-size-complex="11pt" style:font-style-complex="normal" style:font-weight-complex="normal"/>
    </style:style>
    <style:style style:name="T18" style:family="text">
      <style:text-properties officeooo:rsid="002d58df"/>
    </style:style>
    <style:style style:name="T19" style:family="text">
      <style:text-properties officeooo:rsid="002ed2a3"/>
    </style:style>
    <style:style style:name="T20" style:family="text">
      <style:text-properties officeooo:rsid="00307b4e"/>
    </style:style>
    <style:style style:name="T21" style:family="text">
      <style:text-properties officeooo:rsid="0030d439"/>
    </style:style>
    <style:style style:name="T22" style:family="text">
      <style:text-properties officeooo:rsid="00327734"/>
    </style:style>
    <style:style style:name="T23" style:family="text">
      <style:text-properties officeooo:rsid="00381191"/>
    </style:style>
    <style:style style:name="T24" style:family="text">
      <style:text-properties officeooo:rsid="0039d11a"/>
    </style:style>
    <style:style style:name="T25" style:family="text">
      <style:text-properties officeooo:rsid="0033a80f"/>
    </style:style>
    <style:style style:name="T26" style:family="text">
      <style:text-properties officeooo:rsid="003581a8"/>
    </style:style>
    <style:style style:name="T27" style:family="text">
      <style:text-properties officeooo:rsid="00372574"/>
    </style:style>
    <style:style style:name="T28" style:family="text">
      <style:text-properties officeooo:rsid="00398168"/>
    </style:style>
    <style:style style:name="T29" style:family="text">
      <style:text-properties officeooo:rsid="003aefa8"/>
    </style:style>
    <style:style style:name="T30" style:family="text">
      <style:text-properties officeooo:rsid="0038bb70"/>
    </style:style>
    <style:style style:name="T31" style:family="text">
      <style:text-properties officeooo:rsid="003b0674"/>
    </style:style>
    <style:style style:name="T32" style:family="text">
      <style:text-properties officeooo:rsid="003a7427"/>
    </style:style>
    <style:style style:name="Sect1" style:family="section">
      <style:section-properties text:dont-balance-text-columns="false" style:editable="false">
        <style:columns fo:column-count="2" fo:column-gap="0cm">
          <style:column style:rel-width="4807*" fo:start-indent="0cm" fo:end-indent="0cm"/>
          <style:column style:rel-width="480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96cm" fo:text-indent="-0.635cm" fo:margin-left="1.2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31cm" fo:text-indent="-0.635cm" fo:margin-left="1.93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66cm" fo:text-indent="-0.635cm" fo:margin-left="2.5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01cm" fo:text-indent="-0.635cm" fo:margin-left="3.20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36cm" fo:text-indent="-0.635cm" fo:margin-left="3.83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71cm" fo:text-indent="-0.635cm" fo:margin-left="4.47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06cm" fo:text-indent="-0.635cm" fo:margin-left="5.10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41cm" fo:text-indent="-0.635cm" fo:margin-left="5.74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76cm" fo:text-indent="-0.635cm" fo:margin-left="6.37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11cm" fo:text-indent="-0.635cm" fo:margin-left="7.01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COMPTE-RENDU DU CONSEIL MUNICIPAL DE LA COMMUNE DE MONTREUIL-EN-TOURAINE</text:p>
      <text:p text:style-name="P22"><text:span text:style-name="T12">Séance du </text:span><text:span text:style-name="T13">9 octobre</text:span><text:span text:style-name="T12"> 2014<text:tab/></text:span><text:tab/><text:tab/><text:tab/>D<text:span text:style-name="T12">ate de la convocation</text:span> :<text:span text:style-name="T5"> </text:span><text:span text:style-name="T7">29 septembre </text:span><text:span text:style-name="T6">2014</text:span></text:p>
      <text:p text:style-name="Standard"><text:span text:style-name="T12">Nombre de conseillers en exercice</text:span> : 15</text:p>
      <text:p text:style-name="Standard"><text:span text:style-name="T12">Nombre de présents</text:span> : 12</text:p>
      <text:p text:style-name="Standard"><text:span text:style-name="T12">Nombre d’exprimés</text:span> : 1<text:span text:style-name="T20">5</text:span></text:p>
      <text:p text:style-name="P21">L’an deux mil quatorze le <text:span text:style-name="T20">neuf octobre</text:span> à dix-<text:span text:style-name="T20">huit</text:span><text:span text:style-name="T15"> </text:span><text:span text:style-name="T19">heures </text:span><text:span text:style-name="T20">trente</text:span>, le Conseil Municipal de cette commune, régulièrement convoqué, s’est réuni au nombre prescrit par la loi, dans le lieu habituel de ses séances, sous la présidence de Monsieur Jean-Luc Padiolleau, Maire.</text:p>
      <text:p text:style-name="P19"><text:span text:style-name="T2">Présents</text:span> : M . Padiolleau Jean-Luc, M. Bigot Patrick, Mme Morlec Chantal, M. Derogis Philippe, Mme Cambronne-Bobin Isabelle, Mme Cicutti Mireille, M. Galimant Christian, M. Massue Jean-Emmanuel, <text:span text:style-name="T15">Mme Denis Isabelle , </text:span><text:span text:style-name="T20">Mme Roquin Michelle, M. Gratteau Cédric, M. Ménard Mathieu</text:span></text:p>
      <text:p text:style-name="P20"><text:span text:style-name="T2">Absents</text:span> :</text:p>
      <text:list xml:id="list1891184838091439630" text:style-name="L1">
        <text:list-item>
          <text:p text:style-name="P32">M. Adumeau Jean Claude (pouvoir M. Padiolleau Jean-Luc)</text:p>
        </text:list-item>
        <text:list-item>
          <text:p text:style-name="P32">Mme Bernier Marie (pouvoir M. Derogis Philippe)</text:p>
        </text:list-item>
        <text:list-item>
          <text:p text:style-name="P33"><text:span text:style-name="T20">Mme Mauchien Shirley (pouvoir M. Massue Jean-emmanuel)</text:span></text:p>
          <text:p text:style-name="P33"><text:span text:style-name="T20"/></text:p>
        </text:list-item>
      </text:list>
      <text:p text:style-name="P19"><text:span text:style-name="T2">Secrétaire de séance</text:span> : <text:span text:style-name="T20">M. Gratteau Cédric</text:span></text:p>
      <text:p text:style-name="P23">Ordre du jour :</text:p>
      <text:list xml:id="list6802897199803778430" text:style-name="L2">
        <text:list-item>
          <text:list>
            <text:list-item>
              <text:p text:style-name="P34">Tarif de l'heure de surveillance le mercredi matin</text:p>
            </text:list-item>
            <text:list-item>
              <text:p text:style-name="P35"><text:span text:style-name="T20">Indemnité de responsabilité pour la ré</text:span><text:span text:style-name="T21">g</text:span><text:span text:style-name="T20">ie des activités périscolaires</text:span></text:p>
            </text:list-item>
            <text:list-item>
              <text:p text:style-name="P34">Convention de prêts et location de salles</text:p>
            </text:list-item>
            <text:list-item>
              <text:p text:style-name="P34">Modification des statuts de la CCVA</text:p>
            </text:list-item>
            <text:list-item>
              <text:p text:style-name="P34">Composition de la commission des Impôts Directs</text:p>
            </text:list-item>
            <text:list-item>
              <text:p text:style-name="P34">Elaboration d'un règlement intérieur du conseil municipal</text:p>
            </text:list-item>
            <text:list-item>
              <text:p text:style-name="P34">Information sur l'avancement des travaux à la station d'épuration « Les Villecoqs »</text:p>
            </text:list-item>
            <text:list-item>
              <text:p text:style-name="P34">Désignation de 2 membres à l'association Marpa Ecole</text:p>
            </text:list-item>
            <text:list-item>
              <text:p text:style-name="P36">Question diverse</text:p>
            </text:list-item>
          </text:list>
        </text:list-item>
      </text:list>
      <text:h text:style-name="P26" text:outline-level="1">Heure de surveillance le mercredi</text:h>
      <text:p text:style-name="P10"><text:span text:style-name="T20">Ce service a été mis en place afin de répondre à une attente des parents. Il convient maintenant de statuer sur le tarif qui sera demandé. M. le Maire propose que la prestation soit fixée à 0,60€ par enfant. Actuellement seuls 3 à 4 enfants sont concernés. <text:s/></text:span><text:span text:style-name="T21">La proposition de M. le Maire est adoptée à l'unanimité.</text:span></text:p>
      <text:p text:style-name="P11">Mme Morlec informe les élus que les élèves de petite section font encore la sieste à l'heure où commencent les TAP, les enfants sont donc réveillés pour suivre cette activité. A la demande des enseignantes Mme Morlec suggère que ces enfants ne soient pas réveillés et puissent poursuivre leur temps de repos. Les conseillers municipaux approuvent à l'unanimité cette suggestion.</text:p>
      <text:h text:style-name="P27" text:outline-level="1">Indemnité de responsabilité pour la régie des activités périscolaires</text:h>
      <text:p text:style-name="P6">Sylvie Cormier, agent municipal, est en charge de plusieurs régies, ce qui représente un surcroît de travail et des responsabilités non négligeables. De plus le percepteur signale que compte tenu des recettes moyennes mensuelles Mme Cormier est dans l'obligation de souscrire à un cautionnement. Le conseil municipal peut cependant décider d'allouer une indemnité de responsabilité dont le montant fixé par décret s'élève à 120€ annuels. A l'unanimité les élus acceptent que Mme Cormier bénéficie de cette indemnité qui sera versée dès cette année.</text:p>
      <text:h text:style-name="P27" text:outline-level="1"><text:soft-page-break/>Convention de location/prêt de la salle des fêtes</text:h>
      <text:p text:style-name="P3"><text:span text:style-name="T21">Philippe Derogis présente </text:span><text:span text:style-name="T22">le travail fait en commission municipale </text:span><text:span text:style-name="T21"><text:s/>à l'assemblée : </text:span><text:span text:style-name="T1">b</text:span><text:span text:style-name="T22">esoin d'actualiser les conventions et d'officialiser l'utilisation par certaines associations, en effet en absence de convention aucun recours n'est possible en cas de </text:span><text:span text:style-name="T27">dysfonctionnement.</text:span><text:span text:style-name="T22"> </text:span><text:span text:style-name="T21"><text:s/></text:span><text:span text:style-name="T22">M. Derogis fait la lecture du règlement et explique les modifications apportées.</text:span></text:p>
      <text:p text:style-name="P7">Bien qu'il faille valider en Perception l'usage de réservation/caution/location, le nouveau modèle de convention est approuvé par le conseil municipal.</text:p>
      <text:h text:style-name="P28" text:outline-level="1">Modification des statuts de la CCVA</text:h>
      <text:p text:style-name="P5"><text:span text:style-name="T23">Suite à la fusion des Communautés de Communes Val d'Amboise et des Deux Rive, la Communauté de Communes du Val d'Amboise dispose de deux ans à compter du 1</text:span><text:span text:style-name="T10">er</text:span><text:span text:style-name="T23"> janvier 2014 pour harmoniser ses compétences.</text:span></text:p>
      <text:p text:style-name="P5"><text:span text:style-name="T23">L'harmonisation peut se faire en deux temps : au 1</text:span><text:span text:style-name="T10">er</text:span><text:span text:style-name="T23"> janvier 2015 puis au 1</text:span><text:span text:style-name="T10">er</text:span><text:span text:style-name="T23"> janvier 2016.</text:span></text:p>
      <text:p text:style-name="P4"/>
      <text:p text:style-name="P9"><text:span text:style-name="T23">Au 1</text:span><text:span text:style-name="T10">er</text:span><text:span text:style-name="T23"> janvier 201</text:span><text:span text:style-name="T24">5</text:span><text:span text:style-name="T23">, il s'agit notamment :</text:span></text:p>
      <text:list xml:id="list1135283329805396047" text:style-name="L3">
        <text:list-item>
          <text:p text:style-name="P37">d'étendre la compétence enfance jeunesse</text:p>
        </text:list-item>
        <text:list-item>
          <text:p text:style-name="P37">d'inscrire dans les statuts l'instruction du droit des sols,</text:p>
        </text:list-item>
        <text:list-item>
          <text:p text:style-name="P37">de prendre la compétence réseaux publics de communications électroniques,</text:p>
        </text:list-item>
        <text:list-item>
          <text:p text:style-name="P37">de prendre la compétence eau potable,</text:p>
        </text:list-item>
        <text:list-item>
          <text:p text:style-name="P37">d'étendre la compétence assainissement,</text:p>
        </text:list-item>
        <text:list-item>
          <text:p text:style-name="P37">de toiletter les statuts et de les déterritorialiser autant que possible.</text:p>
        </text:list-item>
      </text:list>
      <text:p text:style-name="P5"><text:span text:style-name="T23"/></text:p>
      <text:p text:style-name="P5"><text:span text:style-name="T23">Par ailleurs, ces statuts prévoient notamment, au 1</text:span><text:span text:style-name="T10">er</text:span><text:span text:style-name="T23"> janvier 2015, la prise de compétence « Réseaux publics de communications électroniques », laquelle constitue une priorité de développement du territoire. Dans ce cadre et afin de permettre à Val d'Amboise de mettre cette compétence en œuvre </text:span><text:span text:style-name="T27">rapidement</text:span><text:span text:style-name="T23">, il est demandé au conseil municipal qu'il autorise la Communauté de Communes à adhérer au syndicat mixte constitué pour porter le développement numérique, comme le permet l'article L.5214-27 du Code Général des Collectivités Territoriales.</text:span></text:p>
      <text:p text:style-name="P4"/>
      <text:p text:style-name="P4">Par conséquent <text:span text:style-name="T1">le</text:span> conseil municipal :</text:p>
      <text:list xml:id="list3367798775936965426" text:style-name="L4">
        <text:list-item>
          <text:p text:style-name="P38"><text:span text:style-name="T23">approuve la modification statutaire telle que jointe en annexe de la présente délibération afin que les compétences modifiées ou nouvelles puissent être exercées au 1</text:span><text:span text:style-name="T10">er</text:span><text:span text:style-name="T23"> janvier 2015.</text:span></text:p>
        </text:list-item>
        <text:list-item>
          <text:p text:style-name="P40">autorise la Communauté de Communes du Val d'Amboise à adhérer au syndicat mixte ouvert en charge de l'aménagement numérique « Touraine cher numérique ». </text:p>
        </text:list-item>
      </text:list>
      <text:h text:style-name="P29" text:outline-level="1">Composition de la commission communale des impôts directs</text:h>
      <text:p text:style-name="P8">La commission communale des impôts directs intervient en matière de fiscalité directe. La municipalité doit proposer au Directeur des Services fiscaux une liste de 24 personnes susceptibles de composée la commission pour 6 commissaires titulaires et 6 commissaires suppléants.</text:p>
      <text:p text:style-name="P8">Monsieur le Maire énonce la liste établie, approuvée à l'unanimité par l'assemblée.</text:p>
      <text:p text:style-name="P42"/>
      <text:section text:style-name="Sect1" text:name="Section1">
        <text:p text:style-name="P48"><text:span text:style-name="T3">Commissaires </text:span><text:span text:style-name="T4">t</text:span><text:span text:style-name="T3">itulaires </text:span><text:span text:style-name="T30">:</text:span></text:p>
        <text:p text:style-name="P50">Monsieur MAHOUDEAU Daniel <text:span text:style-name="T31"><text:s/>Propriétaire de bois</text:span></text:p>
        <text:p text:style-name="P51">Monsieur GUILLON Auguste <text:span text:style-name="T31"> Propriétaire de bois</text:span></text:p>
        <text:p text:style-name="P48"><text:span text:style-name="T28">Monsieur GUILLEMEAU Yves </text:span><text:span text:style-name="T31">Propriétaire de bois</text:span></text:p>
        <text:p text:style-name="P48"><text:span text:style-name="T28">Monsieur CROIZARD Michel </text:span><text:span text:style-name="T31"><text:s/>Propriétaire de bois</text:span></text:p>
        <text:p text:style-name="P51">Monsieur GEORGE Dominique <text:span text:style-name="T31">Propriétaire de bois</text:span></text:p>
        <text:p text:style-name="P51">Madame DAVID Virginie </text:p>
        <text:p text:style-name="P51">Madame DAGUET Dominique </text:p>
        <text:p text:style-name="P51">Madame LOYAU Arlette </text:p>
        <text:p text:style-name="P52">Monsieur BARBIER Sébastien <text:span text:style-name="T31">Propriétaire de bois</text:span></text:p>
        <text:p text:style-name="P49"><text:span text:style-name="T30">Madame RIGAULT née BERTRAND <text:s/>Evelyne </text:span></text:p>
        <text:p text:style-name="P48"><text:span text:style-name="T30">Monsieur CADORET Jean-Marie </text:span></text:p>
        <text:p text:style-name="P48"><text:span text:style-name="T28">Madme SUBILEAU née CHAPRON Véronique </text:span></text:p>
        <text:p text:style-name="P46"/>
        <text:p text:style-name="P47"><text:span text:style-name="T28">Commissaires suppléants </text:span><text:span text:style-name="T8">:</text:span></text:p>
        <text:p text:style-name="P46">Monsieur CICUTTI Claude </text:p>
        <text:p text:style-name="P46">Monsieur COURANT Patrice </text:p>
        <text:p text:style-name="P46">Madame DAGUET née BRUNAULT Marie-Bernadette </text:p>
        <text:p text:style-name="P46">Monsieur DEKMEER Hervé </text:p>
        <text:p text:style-name="P46">Madame DESON née BEAUJEAN Charlène </text:p>
        <text:p text:style-name="P46">Monsieur DORME Patrick </text:p>
        <text:p text:style-name="P46">Madame BARRERE née DRUSSY Martine</text:p>
        <text:p text:style-name="P46">Monsieur GASNIER Joël </text:p>
        <text:p text:style-name="P46">Madame GABILLON Aurélie </text:p>
        <text:p text:style-name="P45"><text:span text:style-name="T28">Monsieur PEARCE Daniel </text:span></text:p>
        <text:p text:style-name="P46">Madame LE NET née LEROY Nathalie </text:p>
        <text:p text:style-name="P45"><text:span text:style-name="T28">Monsieur BOUTARD Sébastien </text:span></text:p>
      </text:section>
      <text:h text:style-name="P29" text:outline-level="1"><text:soft-page-break/>Avancement des travaux de la station d'épuration « Les Villecoqs »</text:h>
      <text:p text:style-name="P24"><text:span text:style-name="T1">Monsieur Padiolleau </text:span><text:span text:style-name="T27">expose </text:span><text:span text:style-name="T25">qu</text:span><text:span text:style-name="T27">'</text:span><text:span text:style-name="T25">une rencontre a été organisée entre l</text:span><text:span text:style-name="T27">e</text:span><text:span text:style-name="T25"> SATESE 37 , BEI, maître d'oeuvre, et l'entreprise GUILLON. L</text:span><text:span text:style-name="T27">e S</text:span><text:span text:style-name="T25">ATESE est intervenu dans le cadre d'une assistance au maître d'ouvrage et a apporté peu de changement au projet antérieurement établi. La visite sur site a permis de remarquer que la clôture qui délimite la lagune n'est pas conforme, il est nécessaire de la refaire en respectant la hauteur de 2 mètres imposée par la réglementation. Ces travaux représentent un surcoût qui élève la facture à </text:span><text:span text:style-name="T27">177 275</text:span><text:span text:style-name="T25">€ HT à </text:span><text:span text:style-name="T27">laquelle s'ajoutent les options (local d'exploitation, engazonnement et débitmètre électromagnétique) d'un montant de 15 000 € HT</text:span><text:span text:style-name="T25">. Afin de bénéficier de la subvention accordée par le Conseil Général une première facture doit être dressée avant le 15 octobre.</text:span></text:p>
      <text:h text:style-name="P30" text:outline-level="1">Désignation de représentants à l'association Marpa Ecole</text:h>
      <text:p text:style-name="P2"><text:span text:style-name="T16">Monsieur le Maire </text:span><text:span text:style-name="T17">donne lecture des statuts de l'association à l'assemblée, l'activité est expliquée. Mme Morlec Chantal se présente pour être membre titulaire et M. Bigot Patrick en tant que membre suppléant. A l'unanimité le conseil municipal entérine leurs candidatures.</text:span></text:p>
      <text:h text:style-name="Heading_20_1" text:outline-level="1">Question diverse</text:h>
      <text:list xml:id="list1764843906129424316" text:style-name="L5">
        <text:list-item>
          <text:p text:style-name="P43">Horaires APC/dépôt de pains</text:p>
          <text:p text:style-name="P44">L'agence postale communale ouvre de 9 heures à 12 heures et de 15heures 30 à 18 heures. Or il apparaît que la fréquentation est plus forte le matin et qu'il pourrait être opportun d'ouvrir plus tôt afin de permettre aux parents qui accompagnent leurs enfants au car de profiter du dépôt de pains. Monsieur le Maire explique que les horaires ont déjà été modifiés plusieurs fois et n'envisage pas de la faire à nouveau. Il sera, cependant, demandé à l'agent d'évaluer les taux de fréquentations.</text:p>
        </text:list-item>
      </text:list>
      <text:p text:style-name="Standard">Le prochain conseil municipal est fixé au <text:span text:style-name="T26">13 novembre</text:span><text:span text:style-name="T18"> 2014 à 1</text:span><text:span text:style-name="T19">8 </text:span><text:span text:style-name="T18">heures </text:span><text:span text:style-name="T19">30</text:span>.</text:p>
      <text:p text:style-name="Standard">La séance est levée à 21h <text:span text:style-name="T26">15</text:span></text:p>
      <table:table table:name="Tableau1" table:style-name="Tableau1">
        <table:table-column table:style-name="Tableau1.A" table:number-columns-repeated="3"/>
        <table:table-row table:style-name="Tableau1.1">
          <table:table-cell table:style-name="Tableau1.A1" office:value-type="string">
            <text:p text:style-name="P15">Jean-Luc Padiolleau – <text:span text:style-name="T11">Maire</text:span></text:p>
            <text:p text:style-name="P16"/>
            <text:p text:style-name="P16"/>
          </table:table-cell>
          <table:table-cell table:style-name="Tableau1.A1" office:value-type="string">
            <text:p text:style-name="P15">Patrick Bigot – <text:span text:style-name="T11">1</text:span><text:span text:style-name="T9">er</text:span><text:span text:style-name="T11"> Adjoint</text:span></text:p>
          </table:table-cell>
          <table:table-cell table:style-name="Tableau1.C1" office:value-type="string">
            <text:p text:style-name="P15">Chantal Morlec – <text:span text:style-name="T11">2ème Adjoint</text:span></text:p>
          </table:table-cell>
        </table:table-row>
        <table:table-row table:style-name="Tableau1.1">
          <table:table-cell table:style-name="Tableau1.A2" office:value-type="string">
            <text:p text:style-name="P18"><text:span text:style-name="T11">Jean-Claude Adumeau</text:span> – <text:span text:style-name="T11">3ème Adjoint</text:span></text:p>
            <text:p text:style-name="P53"/>
            <text:p text:style-name="P53"/>
          </table:table-cell>
          <table:table-cell table:style-name="Tableau1.B3" office:value-type="string">
            <text:p text:style-name="P15">Philippe Derogis – <text:span text:style-name="T11">4ème Adjoint</text:span></text:p>
          </table:table-cell>
          <table:table-cell table:style-name="Tableau1.C2" office:value-type="string">
            <text:p text:style-name="P14">Marie Bernier</text:p>
          </table:table-cell>
        </table:table-row>
        <table:table-row table:style-name="Tableau1.1">
          <table:table-cell table:style-name="Tableau1.B3" office:value-type="string">
            <text:p text:style-name="P14">Isabelle Cambronne-Bobin</text:p>
            <text:p text:style-name="P14"/>
            <text:p text:style-name="P14"/>
          </table:table-cell>
          <table:table-cell table:style-name="Tableau1.B3" office:value-type="string">
            <text:p text:style-name="P14">Mireille Cicutti</text:p>
          </table:table-cell>
          <table:table-cell table:style-name="Tableau1.C3" office:value-type="string">
            <text:p text:style-name="P17">Isabelle Denis</text:p>
            <text:p text:style-name="P17"/>
          </table:table-cell>
        </table:table-row>
        <table:table-row table:style-name="Tableau1.1">
          <table:table-cell table:style-name="Tableau1.C1" office:value-type="string">
            <text:p text:style-name="P14">Christian Galimant</text:p>
            <text:p text:style-name="P14"/>
          </table:table-cell>
          <table:table-cell table:style-name="Tableau1.B4" office:value-type="string">
            <text:p text:style-name="P17">Cédric Gratteau</text:p>
            <text:p text:style-name="P17"/>
            <text:p text:style-name="P17"/>
          </table:table-cell>
          <table:table-cell table:style-name="Tableau1.C4" office:value-type="string">
            <text:p text:style-name="P14">Jean-Emmanuel Massue</text:p>
          </table:table-cell>
        </table:table-row>
        <table:table-row table:style-name="Tableau1.1">
          <table:table-cell table:style-name="Tableau1.C2" office:value-type="string">
            <text:p text:style-name="P13">Shirley Mauchien</text:p>
            <text:p text:style-name="P25"/>
            <text:p text:style-name="P25"/>
            <text:p text:style-name="P25"/>
          </table:table-cell>
          <table:table-cell table:style-name="Tableau1.B5" office:value-type="string">
            <text:p text:style-name="P12"><text:span text:style-name="T14">M</text:span>athieu Ménard</text:p>
          </table:table-cell>
          <table:table-cell table:style-name="Tableau1.C3" office:value-type="string">
            <text:p text:style-name="P12">Michelle Roqui<text:span text:style-name="T32">n</text:span></text:p>
          </table:table-cell>
        </table:table-row>
      </table:table>
      <text:p text:style-name="P1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text-align="justify" style:justify-single-word="false" fo:text-indent="0cm" style:auto-text-indent="false" style:text-autospace="none">
        <style:tab-stops>
          <style:tab-stop style:position="2.461cm"/>
        </style:tab-stops>
      </style:paragraph-properties>
      <style:text-properties fo:color="#000000" style:font-name="Calibri"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199cm" style: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6cm" fo:margin-bottom="0.21cm" style:contextual-spacing="false"/>
      <style:text-properties style:font-name="Calibri" fo:font-size="12pt" fo:font-weight="bold" style:font-size-asian="12pt" style:font-weight-asian="bold"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5z0" style:family="text">
      <style:text-properties style:font-name="Arial" style:font-name-asian="Times New Roman" style:font-name-complex="Arial"/>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St1z0" style:family="text">
      <style:text-properties style:font-name="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ab-stops>
          <style:tab-stop style:position="13.944cm"/>
          <style:tab-stop style:position="16.999cm" style:type="right"/>
        </style:tab-stops>
      </style:paragraph-properties>
      <style:text-properties fo:font-size="8pt" style:font-size-asian="8pt" style:font-size-complex="8pt"/>
    </style:style>
    <style:style style:name="MT1" style:family="text">
      <style:text-properties officeooo:rsid="00339fcb"/>
    </style:style>
    <style:page-layout style:name="Mpm1">
      <style:page-layout-properties fo:page-width="21.001cm" fo:page-height="29.7cm" style:num-format="1" style:print-orientation="portrait" fo:margin-top="1.05cm" fo:margin-bottom="0.7cm" fo:margin-left="2cm" fo:margin-right="2.03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Conseil municipal du <text:span text:style-name="MT1">9 octobre</text:span> 2014<text:tab/>page <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belle Derouet</meta:initial-creator>
    <meta:creation-date>2010-02-09T09:06:38.64</meta:creation-date>
    <dc:date>2014-11-07T16:47:10.30</dc:date>
    <meta:editing-duration>P6DT19H58M41S</meta:editing-duration>
    <meta:editing-cycles>307</meta:editing-cycles>
    <meta:generator>LibreOffice/4.0.0.3$Windows_x86 LibreOffice_project/7545bee9c2a0782548772a21bc84a9dcc583b89</meta:generator>
    <meta:print-date>2014-09-23T10:14:03.69</meta:print-date>
    <meta:document-statistic meta:table-count="1" meta:image-count="0" meta:object-count="0" meta:page-count="4" meta:paragraph-count="99" meta:word-count="1311" meta:character-count="8443" meta:non-whitespace-character-count="7220"/>
    <meta:user-defined meta:name="Info 1"/>
    <meta:user-defined meta:name="Info 2"/>
    <meta:user-defined meta:name="Info 3"/>
    <meta:user-defined meta:name="Info 4"/>
  </office:meta>
</office:document-meta>
</file>